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1890e" officeooo:paragraph-rsid="0001890e"/>
    </style:style>
    <style:style style:name="P2" style:family="paragraph" style:parent-style-name="Standard">
      <style:paragraph-properties fo:text-align="center" style:justify-single-word="false"/>
      <style:text-properties officeooo:rsid="0001890e" officeooo:paragraph-rsid="0001890e"/>
    </style:style>
    <style:style style:name="P3" style:family="paragraph" style:parent-style-name="Standard">
      <style:text-properties officeooo:rsid="0002ef0e" officeooo:paragraph-rsid="0001890e"/>
    </style:style>
    <style:style style:name="P4" style:family="paragraph" style:parent-style-name="Standard">
      <style:text-properties fo:font-style="italic" officeooo:rsid="00036dce" officeooo:paragraph-rsid="00036dce" style:font-style-asian="italic" style:font-style-complex="italic"/>
    </style:style>
    <style:style style:name="P5" style:family="paragraph" style:parent-style-name="Standard">
      <style:text-properties officeooo:rsid="0003c6a9" officeooo:paragraph-rsid="0001890e"/>
    </style:style>
    <style:style style:name="P6" style:family="paragraph" style:parent-style-name="Standard">
      <style:text-properties officeooo:rsid="0003c6a9" officeooo:paragraph-rsid="000e50bf"/>
    </style:style>
    <style:style style:name="P7" style:family="paragraph" style:parent-style-name="Standard">
      <style:text-properties officeooo:rsid="00041528" officeooo:paragraph-rsid="00041528"/>
    </style:style>
    <style:style style:name="P8" style:family="paragraph" style:parent-style-name="Standard">
      <style:text-properties officeooo:rsid="0007a04b" officeooo:paragraph-rsid="0007a04b"/>
    </style:style>
    <style:style style:name="P9" style:family="paragraph" style:parent-style-name="Standard">
      <style:text-properties officeooo:rsid="00084f8a" officeooo:paragraph-rsid="00084f8a"/>
    </style:style>
    <style:style style:name="P10" style:family="paragraph" style:parent-style-name="Standard">
      <style:text-properties officeooo:rsid="0008583f" officeooo:paragraph-rsid="0008583f"/>
    </style:style>
    <style:style style:name="P11" style:family="paragraph" style:parent-style-name="Standard">
      <style:text-properties officeooo:rsid="0008cca6" officeooo:paragraph-rsid="0008cca6"/>
    </style:style>
    <style:style style:name="P12" style:family="paragraph" style:parent-style-name="Standard">
      <style:text-properties officeooo:rsid="000a0d76" officeooo:paragraph-rsid="000a0d76"/>
    </style:style>
    <style:style style:name="P13" style:family="paragraph" style:parent-style-name="Standard">
      <style:text-properties officeooo:rsid="000bb5ed" officeooo:paragraph-rsid="000bb5ed"/>
    </style:style>
    <style:style style:name="P14" style:family="paragraph" style:parent-style-name="Standard">
      <style:text-properties officeooo:rsid="000bb5ed" officeooo:paragraph-rsid="000cd02b"/>
    </style:style>
    <style:style style:name="P15" style:family="paragraph" style:parent-style-name="Standard">
      <style:text-properties officeooo:rsid="000bb5ed" officeooo:paragraph-rsid="000e50bf"/>
    </style:style>
    <style:style style:name="P16" style:family="paragraph" style:parent-style-name="Standard">
      <style:text-properties officeooo:rsid="000da8ff" officeooo:paragraph-rsid="000da8ff"/>
    </style:style>
    <style:style style:name="P17" style:family="paragraph" style:parent-style-name="Standard">
      <style:text-properties officeooo:rsid="000da8ff" officeooo:paragraph-rsid="000dea85"/>
    </style:style>
    <style:style style:name="P18" style:family="paragraph" style:parent-style-name="Standard">
      <style:text-properties officeooo:rsid="000dea85" officeooo:paragraph-rsid="000dea85"/>
    </style:style>
    <style:style style:name="P19" style:family="paragraph" style:parent-style-name="Standard">
      <style:text-properties officeooo:rsid="000dea85" officeooo:paragraph-rsid="000f256a"/>
    </style:style>
    <style:style style:name="P20" style:family="paragraph" style:parent-style-name="Standard">
      <style:text-properties officeooo:rsid="000e50bf" officeooo:paragraph-rsid="000e50bf"/>
    </style:style>
    <style:style style:name="P21" style:family="paragraph" style:parent-style-name="Standard">
      <style:text-properties officeooo:rsid="000feaaa" officeooo:paragraph-rsid="000dea85"/>
    </style:style>
    <style:style style:name="P22" style:family="paragraph" style:parent-style-name="Standard">
      <style:text-properties style:text-position="0% 100%" officeooo:rsid="000da8ff" officeooo:paragraph-rsid="000bb5ed"/>
    </style:style>
    <style:style style:name="P23" style:family="paragraph" style:parent-style-name="Standard">
      <style:text-properties style:text-position="0% 100%" officeooo:rsid="000cd02b" officeooo:paragraph-rsid="000cd02b"/>
    </style:style>
    <style:style style:name="P24" style:family="paragraph" style:parent-style-name="Table_20_Contents">
      <style:text-properties officeooo:rsid="000dea85"/>
    </style:style>
    <style:style style:name="P25" style:family="paragraph" style:parent-style-name="Table_20_Contents">
      <style:text-properties officeooo:rsid="000dea85" officeooo:paragraph-rsid="000dea85"/>
    </style:style>
    <style:style style:name="P26" style:family="paragraph" style:parent-style-name="Table_20_Contents">
      <style:text-properties fo:font-weight="bold" officeooo:rsid="000dea85" officeooo:paragraph-rsid="000dea85" style:font-weight-asian="bold" style:font-weight-complex="bold"/>
    </style:style>
    <style:style style:name="P27" style:family="paragraph" style:parent-style-name="Table_20_Contents">
      <style:text-properties fo:font-weight="bold" officeooo:rsid="000e50bf" officeooo:paragraph-rsid="000e50bf" style:font-weight-asian="bold" style:font-weight-complex="bold"/>
    </style:style>
    <style:style style:name="P28" style:family="paragraph" style:parent-style-name="Title">
      <style:text-properties officeooo:rsid="0008a751"/>
    </style:style>
    <style:style style:name="P29" style:family="paragraph" style:parent-style-name="Standard" style:list-style-name="L1">
      <style:text-properties officeooo:paragraph-rsid="0008cca6"/>
    </style:style>
    <style:style style:name="P30" style:family="paragraph" style:parent-style-name="Standard" style:list-style-name="L1">
      <style:text-properties officeooo:rsid="0008cca6" officeooo:paragraph-rsid="0008cca6"/>
    </style:style>
    <style:style style:name="P31" style:family="paragraph">
      <style:paragraph-properties fo:text-align="center"/>
    </style:style>
    <style:style style:name="P32" style:family="paragraph">
      <loext:graphic-properties draw:fill="none" draw:fill-color="#ffffff"/>
    </style:style>
    <style:style style:name="T1" style:family="text">
      <style:text-properties officeooo:rsid="00041528"/>
    </style:style>
    <style:style style:name="T2" style:family="text">
      <style:text-properties style:text-position="super 58%"/>
    </style:style>
    <style:style style:name="T3" style:family="text">
      <style:text-properties officeooo:rsid="00084f8a"/>
    </style:style>
    <style:style style:name="T4" style:family="text">
      <style:text-properties style:text-position="sub 58%"/>
    </style:style>
    <style:style style:name="T5" style:family="text">
      <style:text-properties style:text-position="sub 58%" officeooo:rsid="00084f8a"/>
    </style:style>
    <style:style style:name="T6" style:family="text">
      <style:text-properties style:text-position="sub 58%" officeooo:rsid="0008583f"/>
    </style:style>
    <style:style style:name="T7" style:family="text">
      <style:text-properties style:text-position="sub 58%" officeooo:rsid="0008a751"/>
    </style:style>
    <style:style style:name="T8" style:family="text">
      <style:text-properties style:text-position="sub 58%" officeooo:rsid="0008cca6"/>
    </style:style>
    <style:style style:name="T9" style:family="text">
      <style:text-properties style:text-position="sub 58%" officeooo:rsid="000cd02b"/>
    </style:style>
    <style:style style:name="T10" style:family="text">
      <style:text-properties style:text-position="sub 58%" officeooo:rsid="000da8ff"/>
    </style:style>
    <style:style style:name="T11" style:family="text">
      <style:text-properties officeooo:rsid="0008583f"/>
    </style:style>
    <style:style style:name="T12" style:family="text">
      <style:text-properties officeooo:rsid="0008a751"/>
    </style:style>
    <style:style style:name="T13" style:family="text">
      <style:text-properties officeooo:rsid="0008cca6"/>
    </style:style>
    <style:style style:name="T14" style:family="text">
      <style:text-properties officeooo:rsid="000a0d76"/>
    </style:style>
    <style:style style:name="T15" style:family="text">
      <style:text-properties officeooo:rsid="000b1237"/>
    </style:style>
    <style:style style:name="T16" style:family="text">
      <style:text-properties officeooo:rsid="000cd02b"/>
    </style:style>
    <style:style style:name="T17" style:family="text">
      <style:text-properties style:text-position="0% 100%" officeooo:rsid="000cd02b"/>
    </style:style>
    <style:style style:name="T18" style:family="text">
      <style:text-properties style:text-position="0% 100%" officeooo:rsid="000da8ff"/>
    </style:style>
    <style:style style:name="T19" style:family="text">
      <style:text-properties officeooo:rsid="000dea85"/>
    </style:style>
    <style:style style:name="T20" style:family="text">
      <style:text-properties officeooo:rsid="000e50bf"/>
    </style:style>
    <style:style style:name="T21" style:family="text">
      <style:text-properties officeooo:rsid="000feaaa"/>
    </style:style>
    <style:style style:name="T22" style:family="text">
      <style:text-properties officeooo:rsid="00115e9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201in" svg:stroke-color="#000000" draw:marker-start-width="0.1689in"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svg:stroke-width="0in" svg:stroke-color="#000000" draw:marker-start-width="0.139in" draw:marker-end-width="0.139in" draw:textarea-horizontal-align="center" draw:textarea-vertical-align="middle"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201in" svg:stroke-color="#6666ff" draw:marker-start-width="0.1689in"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svg:stroke-color="#ff3333" draw:marker-start-width="0.1689in"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svg:stroke-color="#99ff66" draw:marker-start-width="0.1689in"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dash" draw:stroke-dash="Ultrafine_20_Dashed"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315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Dual Number Monotonic Density</text:p>
      <text:p text:style-name="P2">by Sven Nilsen, 2020</text:p>
      <text:p text:style-name="P1"/>
      <text:p text:style-name="P4">In this paper I represent <text:span text:style-name="T13">a technique to</text:span> <text:span text:style-name="T1">construct monotonic functions that supports both discrete and continuous sets by using a dual number for describing linear monotonic density of ranges</text:span>.</text:p>
      <text:p text:style-name="P3"/>
      <text:p text:style-name="P7">A monotonic function has the property:</text:p>
      <text:p text:style-name="P7"/>
      <text:p text:style-name="P7"><text:tab/>x &gt;= y<text:tab/><text:tab/><text:tab/>=&gt;<text:tab/><text:tab/>f(x) &gt;= f(y)</text:p>
      <text:p text:style-name="P7"/>
      <text:p text:style-name="P8">These functions are closely related to efficient representations of sets.</text:p>
      <text:p text:style-name="P8"/>
      <text:p text:style-name="P8">For example if you have a list of natural numbers, you can sort it to get a monotonic function.</text:p>
      <text:p text:style-name="P8">This makes it possible to use binary search to determine whether the list contains a natural number.</text:p>
      <text:p text:style-name="P8"/>
      <text:p text:style-name="P8">To store large sets of natural numbers efficiently <text:span text:style-name="T3">in memory</text:span>, one can use <text:span text:style-name="T3">a list of ranges:</text:span></text:p>
      <text:p text:style-name="P8"/>
      <text:p text:style-name="P8"><text:tab/><text:span text:style-name="T3">[ [a</text:span><text:span text:style-name="T5">0</text:span><text:span text:style-name="T3">, b</text:span><text:span text:style-name="T5">0</text:span><text:span text:style-name="T3">), [a</text:span><text:span text:style-name="T5">1</text:span><text:span text:style-name="T3">, b</text:span><text:span text:style-name="T5">1</text:span><text:span text:style-name="T3">), … ]</text:span></text:p>
      <text:p text:style-name="P8"/>
      <text:p text:style-name="P9">However, this assumes that most natural numbers in the set are separated by `1`.</text:p>
      <text:p text:style-name="P9">For a set where most natural numbers are separated by `2` or more, this is less efficient.</text:p>
      <text:p text:style-name="P9"/>
      <text:p text:style-name="P9">One could easily extend ranges with a custom step value `k<text:span text:style-name="T4">i</text:span>`:</text:p>
      <text:p text:style-name="P9"/>
      <text:p text:style-name="P9"><text:tab/>[ [a<text:span text:style-name="T4">0</text:span>, <text:span text:style-name="T11">k</text:span><text:span text:style-name="T6">0</text:span><text:span text:style-name="T11">, </text:span>b<text:span text:style-name="T4">0</text:span>), [a<text:span text:style-name="T4">1</text:span>, <text:span text:style-name="T11">k</text:span><text:span text:style-name="T6">1</text:span><text:span text:style-name="T11">, </text:span>b<text:span text:style-name="T4">1</text:span>), … ]</text:p>
      <text:p text:style-name="P9"/>
      <text:p text:style-name="P9"><text:span text:style-name="T11">F</text:span>or continuous sets <text:span text:style-name="T11">of real numbers</text:span>, there is no analogue of <text:span text:style-name="T11">extending ranges this way.</text:span></text:p>
      <text:p text:style-name="P10"/>
      <text:p text:style-name="P10">However, it turns out that there exists a natural generalization <text:span text:style-name="T13">of continuous sets</text:span>: A monotonic density!</text:p>
      <text:p text:style-name="P10"/>
      <text:p text:style-name="P10">The <text:span text:style-name="T12">monotonic density</text:span> for each range is a dual number:</text:p>
      <text:p text:style-name="P10"/>
      <text:p text:style-name="P10"><text:tab/>k<text:span text:style-name="T4">i</text:span> :<text:span text:style-name="T12">=</text:span> <text:span text:style-name="T12">x</text:span><text:span text:style-name="T7">i</text:span> + <text:span text:style-name="T12">y</text:span><text:span text:style-name="T7">i</text:span> ε</text:p>
      <text:p text:style-name="P10"/>
      <text:p text:style-name="P10"><text:tab/><text:span text:style-name="T12">x</text:span><text:span text:style-name="T7">i</text:span><text:span text:style-name="T12"> : real</text:span></text:p>
      <text:p text:style-name="P10"><text:tab/><text:span text:style-name="T12">y</text:span><text:span text:style-name="T7">i</text:span><text:span text:style-name="T12"> : real</text:span></text:p>
      <text:p text:style-name="P10"><text:tab/>ε<text:span text:style-name="T2">2</text:span> = 0</text:p>
      <text:p text:style-name="P10"><text:tab/><text:span text:style-name="T22">(x</text:span><text:span text:style-name="T8">i</text:span><text:span text:style-name="T13"> = 0) ∨ (y</text:span><text:span text:style-name="T8">i</text:span><text:span text:style-name="T13"> = 0)</text:span></text:p>
      <text:p text:style-name="P9"/>
      <text:p text:style-name="P11">The monotonic density measures the discrete/continuous increase of each range.</text:p>
      <text:p text:style-name="P11">There must be <text:span text:style-name="T22">zero or a </text:span>discrete increase or a continuous increase, but not both <text:span text:style-name="T19">at the same time</text:span>.</text:p>
      <text:p text:style-name="P11"/>
      <text:list xml:id="list2075019442390080358" text:style-name="L1">
        <text:list-item>
          <text:p text:style-name="P29"><text:span text:style-name="T13">When `x</text:span><text:span text:style-name="T8">i</text:span><text:span text:style-name="T13"> = 0`, the range increases continuously (a “solid” line)</text:span></text:p>
        </text:list-item>
        <text:list-item>
          <text:p text:style-name="P30">When `y<text:span text:style-name="T4">i</text:span> = 0`, the range increases discretely (a “<text:span text:style-name="T14">dotted” line</text:span>)</text:p>
        </text:list-item>
      </text:list>
      <text:p text:style-name="P11"/>
      <text:p text:style-name="P11">Hence, <text:span text:style-name="T14">such monotonic functions supports both discrete and continuous sets.</text:span></text:p>
      <text:p text:style-name="P12"><text:soft-page-break/>The problem is: How does one constructs such monotonic functions?</text:p>
      <text:p text:style-name="P12"/>
      <text:p text:style-name="P12">The intuition of such constructions is that if one has two such monotonic functions, one can construct a new one by <text:span text:style-name="T15">taking the union of these “sets” and </text:span>“sorting” <text:span text:style-name="T15">them over the monotonic density.</text:span></text:p>
      <text:p text:style-name="P12"/>
      <text:p text:style-name="P13">For non-overlapping ranges this is trivial, since the monotonic density is preserved.</text:p>
      <text:p text:style-name="P12"/>
      <text:p text:style-name="P13">For overlapping continuous increase, <text:span text:style-name="T16">one computes new continuous increase with this formula:</text:span></text:p>
      <text:p text:style-name="P22"/>
      <text:p text:style-name="P14"><text:tab/><text:span text:style-name="T16">y</text:span><text:span text:style-name="T9">i</text:span><text:span text:style-name="T16">’ := 1 / ( ba</text:span><text:span text:style-name="T9">i</text:span><text:span text:style-name="T16"> / y</text:span><text:span text:style-name="T9">iA</text:span><text:span text:style-name="T16"> + ba</text:span><text:span text:style-name="T9">i</text:span><text:span text:style-name="T16"> / y</text:span><text:span text:style-name="T9">iB</text:span><text:span text:style-name="T17"> )</text:span></text:p>
      <text:p text:style-name="P23"/>
      <text:p text:style-name="P15"><text:span text:style-name="T17"><text:tab/></text:span><text:span text:style-name="T18">ba</text:span><text:span text:style-name="T10">i</text:span><text:span text:style-name="T18"> := min(b</text:span><text:span text:style-name="T9">iA</text:span><text:span text:style-name="T17">, </text:span><text:span text:style-name="T18">b</text:span><text:span text:style-name="T10">iB</text:span><text:span text:style-name="T18">)</text:span><text:span text:style-name="T17"> – max(a</text:span><text:span text:style-name="T9">iA</text:span><text:span text:style-name="T17">, </text:span><text:span text:style-name="T18">a</text:span><text:span text:style-name="T10">iB</text:span><text:span text:style-name="T17">)</text:span></text:p>
      <text:p text:style-name="P15"><text:span text:style-name="T17"><text:tab/>max(a</text:span><text:span text:style-name="T9">iA</text:span><text:span text:style-name="T17">, </text:span><text:span text:style-name="T18">a</text:span><text:span text:style-name="T10">iB</text:span><text:span text:style-name="T17">) &lt; min(b</text:span><text:span text:style-name="T9">iA</text:span><text:span text:style-name="T17">, </text:span><text:span text:style-name="T18">b</text:span><text:span text:style-name="T10">iB</text:span><text:span text:style-name="T18">)</text:span></text:p>
      <text:p text:style-name="P1"/>
      <text:p text:style-name="P16">For example:</text:p>
      <text:p text:style-name="P16"/>
      <text:p text:style-name="P6"><text:tab/><text:span text:style-name="T14">[ [0, 0 + 1 ε, 10) ]<text:tab/><text:tab/>Input A</text:span></text:p>
      <text:p text:style-name="P6"><text:tab/><text:span text:style-name="T14">[ [2, 0 + 0.5 ε, 5) ]<text:tab/><text:tab/>Input B</text:span></text:p>
      <text:p text:style-name="P6"/>
      <text:p text:style-name="P6"><text:tab/><text:span text:style-name="T14">[ [0, 0 + 1 ε, 2), [2, 0 + 1/9 ε, 5), [5, 0 + 1 ε, 10) ]<text:tab/><text:tab/>Sorted Output</text:span></text:p>
      <text:p text:style-name="P6"/>
      <text:p text:style-name="P20">Illustrated:</text:p>
      <text:p text:style-name="P6"/>
      <text:p text:style-name="P1"><draw:line text:anchor-type="paragraph" draw:z-index="8" draw:name="Shape1" draw:style-name="gr1" draw:text-style-name="P31" svg:x1="0.7846in" svg:y1="1.2654in" svg:x2="1.761in" svg:y2="0.1634in"><text:p/></draw:line><draw:line text:anchor-type="paragraph" draw:z-index="0" draw:name="Shape1" draw:style-name="gr1" draw:text-style-name="P31" svg:x1="2.7925in" svg:y1="1.0709in" svg:x2="3.4307in" svg:y2="0.7382in"><text:p/></draw:line><draw:line text:anchor-type="paragraph" draw:z-index="1" draw:name="Shape1" draw:style-name="gr2" draw:text-style-name="P31" svg:x1="5.3913in" svg:y1="1.0945in" svg:x2="0.9661in" svg:y2="1.0547in"><text:p/></draw:line><draw:line text:anchor-type="paragraph" draw:z-index="2" draw:name="Shape1" draw:style-name="gr2" draw:text-style-name="P31" svg:x1="5.3835in" svg:y1="0.748in" svg:x2="1.2571in" svg:y2="0.7244in"><text:p/></draw:line><draw:line text:anchor-type="paragraph" draw:z-index="3" draw:name="Shape1" draw:style-name="gr3" draw:text-style-name="P31" svg:x1="5.3835in" svg:y1="0.7476in" svg:x2="5.8878in" svg:y2="0.1866in"><text:p/></draw:line><draw:line text:anchor-type="paragraph" draw:z-index="5" draw:name="Shape1" draw:style-name="gr4" draw:text-style-name="P31" svg:x1="4.7453in" svg:y1="0.748in" svg:x2="5.3835in" svg:y2="0.748in"><text:p/></draw:line><draw:line text:anchor-type="paragraph" draw:z-index="6" draw:name="Shape1" draw:style-name="gr4" draw:text-style-name="P31" svg:x1="2.7925in" svg:y1="0.7382in" svg:x2="3.4307in" svg:y2="0.7382in"><text:p/></draw:line><draw:line text:anchor-type="paragraph" draw:z-index="7" draw:name="Shape1" draw:style-name="gr5" draw:text-style-name="P31" svg:x1="0.9661in" svg:y1="1.0547in" svg:x2="1.2969in" svg:y2="1.0547in"><text:p/></draw:line><draw:line text:anchor-type="paragraph" draw:z-index="9" draw:name="Shape1" draw:style-name="gr5" draw:text-style-name="P31" svg:x1="4.4146in" svg:y1="1.0945in" svg:x2="4.7453in" svg:y2="1.0945in"><text:p/></draw:line><draw:line text:anchor-type="paragraph" draw:z-index="10" draw:name="Shape2" draw:style-name="gr6" draw:text-style-name="P31" svg:x1="4.7453in" svg:y1="0.748in" svg:x2="4.7453in" svg:y2="1.0945in"><text:p/></draw:line><draw:line text:anchor-type="paragraph" draw:z-index="4" draw:name="Shape1" draw:style-name="gr3" draw:text-style-name="P31" svg:x1="4.2335in" svg:y1="1.3047in" svg:x2="4.4146in" svg:y2="1.0945in"><text:p/></draw:line><draw:line text:anchor-type="paragraph" draw:z-index="11" draw:name="Shape1" draw:style-name="gr1" draw:text-style-name="P31" svg:x1="4.4146in" svg:y1="1.0945in" svg:x2="5.3835in" svg:y2="0.748in"><text:p/></draw:line><draw:frame text:anchor-type="paragraph" draw:z-index="12" draw:name="Shape3" draw:style-name="gr7" draw:text-style-name="P32" svg:width="0.6622in" svg:height="0.3157in" svg:x="0.8in" svg:y="1.4016in"><draw:text-box><text:p>Input A</text:p></draw:text-box></draw:frame><draw:frame text:anchor-type="paragraph" draw:z-index="13" draw:name="Shape3" draw:style-name="gr7" draw:text-style-name="P32" svg:width="0.6622in" svg:height="0.3157in" svg:x="2.7764in" svg:y="1.4252in"><draw:text-box><text:p>Input B</text:p></draw:text-box></draw:frame><draw:frame text:anchor-type="paragraph" draw:z-index="14" draw:name="Shape3" draw:style-name="gr7" draw:text-style-name="P32" svg:width="1.048in" svg:height="0.3157in" svg:x="4.4772in" svg:y="1.4638in"><draw:text-box><text:p>Sorted Output</text:p></draw:text-box></draw:frame></text:p>
      <text:p text:style-name="P1"/>
      <text:p text:style-name="P1"/>
      <text:p text:style-name="P1"/>
      <text:p text:style-name="P1"/>
      <text:p text:style-name="P1"/>
      <text:p text:style-name="P1"/>
      <text:p text:style-name="P1"/>
      <text:p text:style-name="P1"/>
      <text:p text:style-name="P5"/>
      <text:p text:style-name="P19">For overlapping discrete increase, one uses a similar algorithm <text:span text:style-name="T20">as </text:span>for natural numbers. <text:span text:style-name="T20">If the ranges overlaps perfectly this is trivial. For other cases it can get much more complicated. The difficulty of doing this correctly can be avoided by using only discrete increases of `1`. One can also ignore discrete steps entirely by using empty ranges `[a, 0 + 1 ε, a)` for points.</text:span></text:p>
      <text:p text:style-name="P18"/>
      <text:p text:style-name="P17">A discrete increase overlapping with continuous increase results in the same continuous increase.</text:p>
      <text:p text:style-name="P17">The intuition is that a discrete density can be thought of points. When you add a point to a line, the length the line does not increase, because the point is infinitely small.</text:p>
      <text:p text:style-name="P18"/>
      <table:table table:name="Table1" table:style-name="Table1">
        <table:table-column table:style-name="Table1.A" table:number-columns-repeated="3"/>
        <table:table-row>
          <table:table-cell table:style-name="Table1.A1" office:value-type="string">
            <text:p text:style-name="P27">Overview</text:p>
          </table:table-cell>
          <table:table-cell table:style-name="Table1.A1" office:value-type="string">
            <text:p text:style-name="P26">Discrete</text:p>
          </table:table-cell>
          <table:table-cell table:style-name="Table1.C1" office:value-type="string">
            <text:p text:style-name="P26">Continuous</text:p>
          </table:table-cell>
        </table:table-row>
        <table:table-row>
          <table:table-cell table:style-name="Table1.A2" office:value-type="string">
            <text:p text:style-name="P26">Discrete</text:p>
          </table:table-cell>
          <table:table-cell table:style-name="Table1.A2" office:value-type="string">
            <text:p text:style-name="P24">Same as for natural numbers</text:p>
          </table:table-cell>
          <table:table-cell table:style-name="Table1.C2" office:value-type="string">
            <text:p text:style-name="P25">Continuous <text:span text:style-name="T20">(unchanged)</text:span></text:p>
          </table:table-cell>
        </table:table-row>
        <table:table-row>
          <table:table-cell table:style-name="Table1.A2" office:value-type="string">
            <text:p text:style-name="P26">Continuous</text:p>
          </table:table-cell>
          <table:table-cell table:style-name="Table1.A2" office:value-type="string">
            <text:p text:style-name="P25">Continuous <text:span text:style-name="T20">(unchanged)</text:span></text:p>
          </table:table-cell>
          <table:table-cell table:style-name="Table1.C2" office:value-type="string">
            <text:p text:style-name="P25">Formula <text:span text:style-name="T21">for continuous increase</text:span></text:p>
          </table:table-cell>
        </table:table-row>
      </table:table>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draw:stroke-dash draw:name="Ultrafine_20_Dashed" draw:display-name="Ultrafine Dashed" draw:style="rect" draw:dots1="1" draw:dots1-length="0.0201in" draw:dots2="1" draw:dots2-length="0.0201in" draw:distance="0.020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5T15:29:40.275751000</meta:creation-date>
    <dc:date>2020-03-16T09:15:22.521556000</dc:date>
    <meta:editing-duration>PT11M25S</meta:editing-duration>
    <meta:editing-cycles>3</meta:editing-cycles>
    <meta:generator>LibreOffice/5.1.2.2$MacOSX_X86_64 LibreOffice_project/d3bf12ecb743fc0d20e0be0c58ca359301eb705f</meta:generator>
    <meta:document-statistic meta:table-count="1" meta:image-count="0" meta:object-count="0" meta:page-count="2" meta:paragraph-count="51" meta:word-count="564" meta:character-count="3139" meta:non-whitespace-character-count="2607"/>
  </office:meta>
</office:document-meta>
</file>